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F00000144AE5D85C5.png"/>
  <manifest:file-entry manifest:media-type="image/gif" manifest:full-path="Pictures/10000000000001C60000022CA6E2A0EE.gif"/>
  <manifest:file-entry manifest:media-type="image/png" manifest:full-path="Pictures/1000020100000396000002E99B0845E9.png"/>
  <manifest:file-entry manifest:media-type="image/gif" manifest:full-path="Pictures/1000000000000238000000B460C10284.gif"/>
  <manifest:file-entry manifest:media-type="image/png" manifest:full-path="Pictures/1000000000000292000001BD834338CB.png"/>
  <manifest:file-entry manifest:media-type="image/png" manifest:full-path="Pictures/10000000000001CA0000010CD9210E73.png"/>
  <manifest:file-entry manifest:media-type="image/png" manifest:full-path="Pictures/1000020100000306000001D7899D1721.png"/>
  <manifest:file-entry manifest:media-type="image/gif" manifest:full-path="Pictures/1000000000000237000000605FD8F198.gif"/>
  <manifest:file-entry manifest:media-type="image/gif" manifest:full-path="Pictures/10000000000002AA000001CD0F1CF1E0.gif"/>
  <manifest:file-entry manifest:media-type="image/gif" manifest:full-path="Pictures/100000000000010E00000044B9230C39.gif"/>
  <manifest:file-entry manifest:media-type="image/gif" manifest:full-path="Pictures/10000000000001A40000017320BD39FF.gif"/>
  <manifest:file-entry manifest:media-type="image/gif" manifest:full-path="Pictures/100002000000000F0000000FCD42C7DA.gif"/>
  <manifest:file-entry manifest:media-type="image/png" manifest:full-path="Pictures/10000201000003080000014147E6FFA6.png"/>
  <manifest:file-entry manifest:media-type="image/gif" manifest:full-path="Pictures/10000000000002EC000001CC0EE1CF60.gif"/>
  <manifest:file-entry manifest:media-type="image/png" manifest:full-path="Pictures/100002010000035000000280AD6ECE80.png"/>
  <manifest:file-entry manifest:media-type="image/png" manifest:full-path="Pictures/1000000000000432000002AC5D53E642.png"/>
  <manifest:file-entry manifest:media-type="image/png" manifest:full-path="Pictures/10000000000002920000021B6B5E5A64.png"/>
  <manifest:file-entry manifest:media-type="image/png" manifest:full-path="Pictures/10000201000001F70000005ED9C067E6.png"/>
  <manifest:file-entry manifest:media-type="image/png" manifest:full-path="Pictures/10000000000003D4000002482570BA37.png"/>
  <manifest:file-entry manifest:media-type="image/png" manifest:full-path="Pictures/10000000000003A50000020D69248ACA.png"/>
  <manifest:file-entry manifest:media-type="image/gif" manifest:full-path="Pictures/10000000000002380000011F12F4E26B.gif"/>
  <manifest:file-entry manifest:media-type="image/gif" manifest:full-path="Pictures/10000000000001DE0000006B40B394E0.gif"/>
  <manifest:file-entry manifest:media-type="image/png" manifest:full-path="Pictures/100000000000028D000001A3D2F21BC7.png"/>
  <manifest:file-entry manifest:media-type="image/gif" manifest:full-path="Pictures/100000000000026C0000018155943F9F.gif"/>
  <manifest:file-entry manifest:media-type="image/gif" manifest:full-path="Pictures/10000000000001A40000017FC71D6F9A.gif"/>
  <manifest:file-entry manifest:media-type="image/png" manifest:full-path="Pictures/10000000000001C90000014E294D2CA8.png"/>
  <manifest:file-entry manifest:media-type="image/png" manifest:full-path="Pictures/10000000000000CF0000017ACA9C32AE.png"/>
  <manifest:file-entry manifest:media-type="image/gif" manifest:full-path="Pictures/10000000000001660000017256F76CB9.gif"/>
  <manifest:file-entry manifest:media-type="image/gif" manifest:full-path="Pictures/10000000000001DA00000105CB795510.gif"/>
  <manifest:file-entry manifest:media-type="image/png" manifest:full-path="Pictures/1000020100000140000000A84AFB5E5A.png"/>
  <manifest:file-entry manifest:media-type="image/png" manifest:full-path="Pictures/1000020100000304000000F564AAF52F.png"/>
  <manifest:file-entry manifest:media-type="image/png" manifest:full-path="Pictures/10000201000002390000031C8C696F2B.png"/>
  <manifest:file-entry manifest:media-type="image/gif" manifest:full-path="Pictures/10000000000001FB000001A35C8C27E7.gif"/>
  <manifest:file-entry manifest:media-type="image/png" manifest:full-path="Pictures/100000000000029A000001BDC12F093F.png"/>
  <manifest:file-entry manifest:media-type="image/gif" manifest:full-path="Pictures/10000000000002CD000001C12CF81A04.gif"/>
  <manifest:file-entry manifest:media-type="image/png" manifest:full-path="Pictures/100000000000031600000175B2BB03FE.png"/>
  <manifest:file-entry manifest:media-type="image/gif" manifest:full-path="Pictures/10000000000002B2000001C94129B710.gif"/>
  <manifest:file-entry manifest:media-type="image/png" manifest:full-path="Pictures/100000000000029C000001B919717C8A.png"/>
  <manifest:file-entry manifest:media-type="image/png" manifest:full-path="Pictures/10000201000003B200000237D07EFC73.png"/>
  <manifest:file-entry manifest:media-type="image/png" manifest:full-path="Pictures/1000000000000375000001A543CE1618.png"/>
  <manifest:file-entry manifest:media-type="image/gif" manifest:full-path="Pictures/10000000000002CA000001C799F1117C.gif"/>
  <manifest:file-entry manifest:media-type="image/png" manifest:full-path="Pictures/100002010000020E000002635D069968.png"/>
  <manifest:file-entry manifest:media-type="image/gif" manifest:full-path="Pictures/100000000000016C0000015E29513C6D.gif"/>
  <manifest:file-entry manifest:media-type="image/png" manifest:full-path="Pictures/1000020100000396000003A357E0181C.png"/>
  <manifest:file-entry manifest:media-type="image/gif" manifest:full-path="Pictures/10000000000001A400000196C39195FE.gif"/>
  <manifest:file-entry manifest:media-type="image/png" manifest:full-path="Pictures/1000020100000396000003A3FA0C83B5.png"/>
  <manifest:file-entry manifest:media-type="image/gif" manifest:full-path="Pictures/1000000000000285000001A92B161415.gif"/>
  <manifest:file-entry manifest:media-type="image/png" manifest:full-path="Pictures/1000000000000514000002AABAB267BB.png"/>
  <manifest:file-entry manifest:media-type="image/png" manifest:full-path="Pictures/10000000000002A5000000D63FD3D1D2.png"/>
  <manifest:file-entry manifest:media-type="image/gif" manifest:full-path="Pictures/100000000000023100000066FC6D2458.gif"/>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1AA00000081F6831AE7.gif"/>
  <manifest:file-entry manifest:media-type="image/png" manifest:full-path="Pictures/10000000000002AE0000017E06FD4DA3.png"/>
  <manifest:file-entry manifest:media-type="image/png" manifest:full-path="Pictures/100000000000028200000145AB81E60D.png"/>
  <manifest:file-entry manifest:media-type="image/png" manifest:full-path="Pictures/1000020100000345000001EFE07285DC.png"/>
  <manifest:file-entry manifest:media-type="image/png" manifest:full-path="Pictures/100000000000027000000188FC1DDC57.png"/>
  <manifest:file-entry manifest:media-type="image/png" manifest:full-path="Pictures/10000201000000300000003048AE5B40.png"/>
  <manifest:file-entry manifest:media-type="image/png" manifest:full-path="Pictures/1000020100000344000002153E383ED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table:align="margins"/>
    </style:style>
    <style:style style:name="Tableau14.A" style:family="table-column">
      <style:table-column-properties style:rel-column-width="32767*"/>
    </style:style>
    <style:style style:name="Tableau14.B" style:family="table-column">
      <style:table-column-properties style:rel-column-width="32768*"/>
    </style:style>
    <style:style style:name="Tableau14.A1" style:family="table-cell">
      <style:table-cell-properties fo:padding="0.049cm" fo:border="0.002cm solid #000000"/>
    </style:style>
    <style:style style:name="Tableau15" style:family="table">
      <style:table-properties table:align="margins"/>
    </style:style>
    <style:style style:name="Tableau15.A" style:family="table-column">
      <style:table-column-properties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fo:margin-left="0cm" fo:margin-right="-0.012cm" table:align="margins"/>
    </style:style>
    <style:style style:name="Tableau1.A" style:family="table-column">
      <style:table-column-properties style:rel-column-width="20893*"/>
    </style:style>
    <style:style style:name="Tableau1.B" style:family="table-column">
      <style:table-column-properties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table:align="margins" style:may-break-between-rows="false"/>
    </style:style>
    <style:style style:name="Tableau2.A" style:family="table-column">
      <style:table-column-properties style:rel-column-width="32767*"/>
    </style:style>
    <style:style style:name="Tableau2.B" style:family="table-column">
      <style:table-column-properties style:rel-column-width="32768*"/>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transparent" fo:padding="0.097cm" fo:border="0.002cm solid #000000">
        <style:background-image/>
      </style:table-cell-properties>
    </style:style>
    <style:style style:name="Tableau2.A2" style:family="table-cell">
      <style:table-cell-properties fo:background-color="transparent" fo:padding="0.097cm" fo:border-left="0.002cm solid #000000" fo:border-right="none" fo:border-top="none" fo:border-bottom="0.002cm solid #000000">
        <style:background-image/>
      </style:table-cell-properties>
    </style:style>
    <style:style style:name="Tableau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8" style:family="table">
      <style:table-properties table:align="margins"/>
    </style:style>
    <style:style style:name="Tableau18.A" style:family="table-column">
      <style:table-column-properties style:rel-column-width="65535*"/>
    </style:style>
    <style:style style:name="Tableau18.A1" style:family="table-cell">
      <style:table-cell-properties fo:padding="0.049cm" fo:border="0.002cm solid #000000"/>
    </style:style>
    <style:style style:name="Tableau19" style:family="table">
      <style:table-properties table:align="margins"/>
    </style:style>
    <style:style style:name="Tableau19.A" style:family="table-column">
      <style:table-column-properties style:rel-column-width="32767*"/>
    </style:style>
    <style:style style:name="Tableau19.B" style:family="table-column">
      <style:table-column-properties style:rel-column-width="32768*"/>
    </style:style>
    <style:style style:name="Tableau19.A1" style:family="table-cell">
      <style:table-cell-properties fo:padding="0.049cm" fo:border="0.002cm solid #000000"/>
    </style:style>
    <style:style style:name="Tableau20" style:family="table">
      <style:table-properties table:align="margins"/>
    </style:style>
    <style:style style:name="Tableau20.A" style:family="table-column">
      <style:table-column-properties style:rel-column-width="65535*"/>
    </style:style>
    <style:style style:name="Tableau20.A1" style:family="table-cell">
      <style:table-cell-properties fo:padding="0.049cm" fo:border="0.002cm solid #000000"/>
    </style:style>
    <style:style style:name="Tableau21" style:family="table">
      <style:table-properties table:align="margins"/>
    </style:style>
    <style:style style:name="Tableau21.A" style:family="table-column">
      <style:table-column-properties style:rel-column-width="21844*"/>
    </style:style>
    <style:style style:name="Tableau21.C" style:family="table-column">
      <style:table-column-properties style:rel-column-width="21847*"/>
    </style:style>
    <style:style style:name="Tableau21.A1" style:family="table-cell">
      <style:table-cell-properties fo:padding="0.049cm" fo:border="0.002cm solid #000000"/>
    </style:style>
    <style:style style:name="Tableau10" style:family="table">
      <style:table-properties fo:margin-left="0cm" fo:margin-right="-0.021cm" table:align="margins"/>
    </style:style>
    <style:style style:name="Tableau10.A" style:family="table-column">
      <style:table-column-properties style:rel-column-width="5025*"/>
    </style:style>
    <style:style style:name="Tableau10.B" style:family="table-column">
      <style:table-column-properties style:rel-column-width="5032*"/>
    </style:style>
    <style:style style:name="Tableau10.C" style:family="table-column">
      <style:table-column-properties style:rel-column-width="6920*"/>
    </style:style>
    <style:style style:name="Tableau10.D" style:family="table-column">
      <style:table-column-properties style:rel-column-width="8183*"/>
    </style:style>
    <style:style style:name="Tableau10.E" style:family="table-column">
      <style:table-column-properties style:rel-column-width="8230*"/>
    </style:style>
    <style:style style:name="Tableau10.F" style:family="table-column">
      <style:table-column-properties style:rel-column-width="5093*"/>
    </style:style>
    <style:style style:name="Tableau10.G" style:family="table-column">
      <style:table-column-properties style:rel-column-width="8033*"/>
    </style:style>
    <style:style style:name="Tableau10.H" style:family="table-column">
      <style:table-column-properties style:rel-column-width="19019*"/>
    </style:style>
    <style:style style:name="Tableau10.A1" style:family="table-cell">
      <style:table-cell-properties fo:padding="0.049cm" fo:border="0.002cm solid #000000"/>
    </style:style>
    <style:style style:name="Tableau22" style:family="table">
      <style:table-properties table:align="margins"/>
    </style:style>
    <style:style style:name="Tableau22.A" style:family="table-column">
      <style:table-column-properties style:rel-column-width="13106*"/>
    </style:style>
    <style:style style:name="Tableau22.E" style:family="table-column">
      <style:table-column-properties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table:align="margins"/>
    </style:style>
    <style:style style:name="Tableau24.A" style:family="table-column">
      <style:table-column-properties style:rel-column-width="13106*"/>
    </style:style>
    <style:style style:name="Tableau24.E" style:family="table-column">
      <style:table-column-properties style:rel-column-width="13111*"/>
    </style:style>
    <style:style style:name="Tableau24.A1" style:family="table-cell">
      <style:table-cell-properties fo:padding="0.049cm" fo:border="0.002cm solid #000000"/>
    </style:style>
    <style:style style:name="Tableau25" style:family="table">
      <style:table-properties table:align="margins"/>
    </style:style>
    <style:style style:name="Tableau25.A" style:family="table-column">
      <style:table-column-properties style:rel-column-width="5664*"/>
    </style:style>
    <style:style style:name="Tableau25.B" style:family="table-column">
      <style:table-column-properties style:rel-column-width="6235*"/>
    </style:style>
    <style:style style:name="Tableau25.C" style:family="table-column">
      <style:table-column-properties style:rel-column-width="12239*"/>
    </style:style>
    <style:style style:name="Tableau25.D" style:family="table-column">
      <style:table-column-properties style:rel-column-width="11783*"/>
    </style:style>
    <style:style style:name="Tableau25.E" style:family="table-column">
      <style:table-column-properties style:rel-column-width="8050*"/>
    </style:style>
    <style:style style:name="Tableau25.F" style:family="table-column">
      <style:table-column-properties style:rel-column-width="21564*"/>
    </style:style>
    <style:style style:name="Tableau25.A1" style:family="table-cell">
      <style:table-cell-properties fo:padding="0.049cm" fo:border="0.002cm solid #000000"/>
    </style:style>
    <style:style style:name="Tableau26" style:family="table">
      <style:table-properties table:align="margins"/>
    </style:style>
    <style:style style:name="Tableau26.A" style:family="table-column">
      <style:table-column-properties style:rel-column-width="4093*"/>
    </style:style>
    <style:style style:name="Tableau26.B" style:family="table-column">
      <style:table-column-properties style:rel-column-width="8485*"/>
    </style:style>
    <style:style style:name="Tableau26.C" style:family="table-column">
      <style:table-column-properties style:rel-column-width="8955*"/>
    </style:style>
    <style:style style:name="Tableau26.D" style:family="table-column">
      <style:table-column-properties style:rel-column-width="13599*"/>
    </style:style>
    <style:style style:name="Tableau26.E" style:family="table-column">
      <style:table-column-properties style:rel-column-width="6684*"/>
    </style:style>
    <style:style style:name="Tableau26.F" style:family="table-column">
      <style:table-column-properties style:rel-column-width="4195*"/>
    </style:style>
    <style:style style:name="Tableau26.G" style:family="table-column">
      <style:table-column-properties style:rel-column-width="2896*"/>
    </style:style>
    <style:style style:name="Tableau26.H" style:family="table-column">
      <style:table-column-properties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paragraph-properties fo:margin-top="0.423cm" fo:margin-bottom="0.212cm"/>
    </style:style>
    <style:style style:name="P7" style:family="paragraph" style:parent-style-name="Text_20_body">
      <style:paragraph-properties fo:margin-top="0.423cm" fo:margin-bottom="0.212cm"/>
      <style:text-properties fo:font-style="italic" style:font-style-asian="italic" style:font-style-complex="italic"/>
    </style:style>
    <style:style style:name="P8" style:family="paragraph" style:parent-style-name="Preformatted_20_Text">
      <style:paragraph-properties fo:background-color="transparent">
        <style:background-image/>
      </style:paragraph-properties>
    </style:style>
    <style:style style:name="P9" style:family="paragraph" style:parent-style-name="Text_20_body" style:list-style-name="List_20_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draw:image xlink:href="Pictures/100000000000010E00000044B9230C39.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5"><draw:image xlink:href="Pictures/10000000000001C60000022CA6E2A0EE.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2122243520" text:style-name="List_20_1">
        <text:list-item>
          <text:p text:style-name="P9">la localisation du template <text:note text:id="ftn1" text:note-class="footnote"><text:note-citation>1</text:note-citation><text:note-body><text:p text:style-name="Footnote">nom de l'application fournissant le template</text:p></text:note-body></text:note></text:p>
        </text:list-item>
        <text:list-item>
          <text:p text:style-name="P9"><text:soft-page-break/>le nom du template <text:note text:id="ftn2" text:note-class="footnote"><text:note-citation>2</text:note-citation><text:note-body><text:p text:style-name="Footnote">celui de la vue en minuscule suffixé de .xml</text:p></text:note-body></text:note></text:p>
        </text:list-item>
        <text:list-item>
          <text:p text:style-name="P9">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9">les données propres au squelette : ces données doivent être fournies par une fonction spécifique de remplissage.</text:p>
        </text:list-item>
        <text:list-item>
          <text:p text:style-name="P9">Les données de traduction : ces données sont issues de fichier gettext suivant la langue.</text:p>
        </text:list-item>
        <text:list-item>
          <text:p text:style-name="P9">Les données de paramètres : ces paramètres dépendent de l'application (paramètre applicatifs) et de l'utilisateur (préférences utilisateur).</text:p>
        </text:list-item>
        <text:list-item>
          <text:p text:style-name="P9">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0"><draw:image xlink:href="Pictures/10000000000001AA00000081F6831AE7.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0"><draw:image xlink:href="Pictures/100000000000023100000066FC6D2458.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9"><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0"><draw:image xlink:href="Pictures/10000000000001660000017256F76CB9.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9">$target : nom de la fenêtre graphique qui sera utilisé pour les hyperliens (_self par défaut)</text:p>
        </text:list-item>
        <text:list-item>
          <text:p text:style-name="P9">$ulink : booléen : vrai indique s'il faut générer les hyperliens (vrai par défaut)</text:p>
        </text:list-item>
        <text:list-item>
          <text:p text:style-name="P9">$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9"><text:span text:style-name="Strong_20_Emphasis">V_&lt;attr&gt;</text:span> : valeur de l'attribut formaté (avec hyperlien si existant et formatage si il est défini)</text:p>
        </text:list-item>
        <text:list-item>
          <text:p text:style-name="P9"><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0"><draw:image xlink:href="Pictures/1000000000000237000000605FD8F198.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0"><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0"><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0"><draw:image xlink:href="Pictures/1000000000000285000001A92B161415.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ext:soft-page-break/>
        <table:table-row>
          <table:table-cell table:style-name="Tableau15.A1" office:value-type="string">
            <text:p text:style-name="Preformatted_20_Text">Method.society.php public $defaultview= "FDL:VIEWSOCIETY";<text:line-break/><text:line-break/>public function viewsociety($target="_self",$ulink=true,$abstract=false) {</text:p>
            <text:p text:style-name="Preformatted_20_Text"><text:s text:c="2"/>$rx=300; // rayon X</text:p>
            <text:p text:style-name="Preformatted_20_Text"><text:s text:c="2"/>$ry=200; // rayon Y</text:p>
            <text:p text:style-name="Preformatted_20_Text"><text:s text:c="2"/>if ($abstract){</text:p>
            <text:p text:style-name="Preformatted_20_Text"><text:s text:c="4"/>$listattr = $this-&gt;GetAbstractAttributes();</text:p>
            <text:p text:style-name="Preformatted_20_Text"><text:s text:c="2"/>} else {</text:p>
            <text:p text:style-name="Preformatted_20_Text"><text:s text:c="4"/>$listattr = $this-&gt;GetNormalAttributes(); <text:s text:c="3"/></text:p>
            <text:p text:style-name="Preformatted_20_Text"><text:s text:c="2"/>}</text:p>
            <text:p text:style-name="Preformatted_20_Text"><text:s text:c="2"/>reset($listattr);</text:p>
            <text:p text:style-name="Preformatted_20_Text"><text:s text:c="2"/>$tattr=array();</text:p>
            <text:p text:style-name="Preformatted_20_Text"><text:s text:c="2"/>while (list($i,$attr) = each($listattr)) {</text:p>
            <text:p text:style-name="Preformatted_20_Text"><text:s text:c="4"/>$value = chop($this-&gt;GetValue($i));</text:p>
            <text:p text:style-name="Preformatted_20_Text"><text:s text:c="4"/>if ($value != "") {</text:p>
            <text:p text:style-name="Preformatted_20_Text"><text:s text:c="6"/>$tattr[]=array("value"=&gt;$this-&gt;GetHtmlValue($attr,$value,$target,$ulink),</text:p>
            <text:p text:style-name="Preformatted_20_Text"><text:s text:c="6"/>"label"=&gt;$this-&gt;getLabel($i),</text:p>
            <text:p text:style-name="Preformatted_20_Text"><text:s text:c="6"/>"frame"=&gt;$this-&gt;getLabel($attr-&gt;fieldSet-&gt;id) );</text:p>
            <text:p text:style-name="Preformatted_20_Text"><text:s text:c="4"/>}</text:p>
            <text:p text:style-name="Preformatted_20_Text"><text:s text:c="2"/>}</text:p>
            <text:p text:style-name="Preformatted_20_Text"><text:s text:c="2"/>reset($tattr);</text:p>
            <text:p text:style-name="Preformatted_20_Text"><text:s text:c="2"/>$delta = 2*pi()/count($tattr);</text:p>
            <text:p text:style-name="Preformatted_20_Text"><text:s text:c="2"/>while (list($k,$v) = each($tattr)) { // placement dans le cercle</text:p>
            <text:p text:style-name="Preformatted_20_Text"><text:s text:c="4"/>$tattr[$k]["y"]=$ry+sin($delta*$k)*$ry+20;</text:p>
            <text:p text:style-name="Preformatted_20_Text"><text:s text:c="4"/>$tattr[$k]["x"]=$rx+cos($delta*$k)*$rx+20;</text:p>
            <text:p text:style-name="Preformatted_20_Text"><text:s text:c="2"/>}</text:p>
            <text:p text:style-name="Preformatted_20_Text"><text:s text:c="2"/>$this-&gt;lay-&gt;setBlockData("ATTR", $tattr); // enregistrement des valeurs</text:p>
            <text:p text:style-name="Preformatted_20_Text"><text:s text:c="2"/>$this-&gt;lay-&gt;set("dy",$ry*2);</text:p>
            <text:p text:style-name="Preformatted_20_Text">}</text:p>
          </table:table-cell>
        </table:table-row>
        <table:table-row>
          <table:table-cell table:style-name="Tableau15.A1" office:value-type="string">
            <text:p text:style-name="P2"><draw:frame draw:style-name="fr1" draw:name="19" text:anchor-type="as-char" svg:width="8.308cm" svg:height="5.662cm" draw:z-index="12"><draw:image xlink:href="Pictures/10000000000002AA000001CD0F1CF1E0.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soft-page-break/><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9"><text:span text:style-name="Strong_20_Emphasis">S</text:span>: signifie que le squelette est autonome, qu'il ne nécessite pas une encapsulation HTML. Cette option est obligatoire pour tous les squelettes non HTML.</text:p>
        </text:list-item>
        <text:list-item>
          <text:p text:style-name="P9"><text:span text:style-name="Strong_20_Emphasis">T</text:span> : pour les squelettes HTML, il signifie qu'aucune entête ne sera affichée (pas de titre, ni d'icones). La barre de menu n'est pas affichée non plus</text:p>
        </text:list-item>
        <text:list-item>
          <text:p text:style-name="P9"><text:span text:style-name="Strong_20_Emphasis">U</text:span> : idem T mais en plus pas de CSS définie (version &gt; 2.9.2)</text:p>
        </text:list-item>
        <text:list-item>
          <text:p text:style-name="P9"><text:span text:style-name="Strong_20_Emphasis">V</text:span> : pour les squelettes HTML, idem T mais la barre de menu est affichée (version &gt; 2.9.2)</text:p>
        </text:list-item>
        <text:list-item>
          <text:p text:style-name="P9"><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6"><draw:image xlink:href="Pictures/10000000000002CA000001C799F1117C.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7"><draw:image xlink:href="Pictures/10000000000002CD000001C12CF81A04.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8"><draw:image xlink:href="Pictures/10000000000002B2000001C94129B710.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oft-page-break/><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6">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9"><draw:image xlink:href="Pictures/100002000000000F0000000FCD42C7DA.gif" xlink:type="simple" xlink:show="embed" xlink:actuate="onLoad"/></draw:frame><text:span text:style-name="Strong_20_Emphasis">( version &gt; 2.9.2) </text:span><draw:frame draw:style-name="fr1" draw:name="24" text:anchor-type="as-char" svg:width="0.397cm" svg:height="0.397cm" draw:z-index="10"><draw:image xlink:href="Pictures/100002000000000F0000000FCD42C7DA.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11"><draw:image xlink:href="Pictures/100002000000000F0000000FCD42C7DA.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text:soft-page-break/>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draw:image xlink:href="Pictures/10000000000003A50000020D69248ACA.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0"><draw:image xlink:href="Pictures/100002010000020E000002635D069968.png" xlink:type="simple" xlink:show="embed" xlink:actuate="onLoad"/></draw:frame></text:p>
      <text:p text:style-name="Text_20_body">En utilisant le template suivant :</text:p>
      <text:p text:style-name="P3"><draw:frame draw:style-name="fr1" draw:name="27" text:anchor-type="as-char" svg:width="7.938cm" svg:height="6.429cm" draw:z-index="0"><draw:image xlink:href="Pictures/1000020100000396000002E99B0845E9.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0"><draw:image xlink:href="Pictures/1000020100000396000003A3FA0C83B5.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0"><draw:image xlink:href="Pictures/1000020100000345000001EFE07285DC.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0"><draw:image xlink:href="Pictures/100002000000000F0000000FCD42C7DA.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Heading_20_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0"><draw:image xlink:href="Pictures/10000201000001F70000005ED9C067E6.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2"><draw:image xlink:href="Pictures/1000000000000375000001A543CE1618.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0"><draw:image xlink:href="Pictures/1000020100000396000003A357E0181C.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text:soft-page-break/>fichier template sans extension. Exemple pour zone 'FDL:viewpersonne.odt:B', la méthode appelée sera 'viewpersonne'.</text:p>
      <text:p text:style-name="Text_20_body">Comme pour les templates HTML, il est possible d'appeler la méthode '$this→lay→set()' afin de 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0"><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0"><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8"><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8"><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8"><text:span text:style-name="symbol0_5f_php"><text:span text:style-name="T5"><text:s text:c="3"/></text:span></text:span><text:span text:style-name="comment0_5f_php">// Je fais mon contrôle spécifique</text:span></text:p>
      <text:p text:style-name="P8"><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495839422" text:style-name="L1">
        <text:list-item>
          <text:p text:style-name="P10">des listes à puces</text:p>
        </text:list-item>
        <text:list-item>
          <text:p text:style-name="P10">des listes numérotés</text:p>
        </text:list-item>
        <text:list-item>
          <text:p text:style-name="P10">des cellules de tableaux</text:p>
        </text:list-item>
        <text:list-item>
          <text:p text:style-name="P10">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public function testfruit($target) {</text:p>
      <text:p text:style-name="Preformatted_20_Text"/>
      <text:p text:style-name="Preformatted_20_Text"><text:s text:c="4"/>$this-&gt;lay-&gt;set("TODAY",$this-&gt;getTimeDate());</text:p>
      <text:p text:style-name="Preformatted_20_Text"/>
      <text:p text:style-name="Preformatted_20_Text"><text:s text:c="4"/>$repeatColor[]=array("COLOR"=&gt;"jaune",</text:p>
      <text:p text:style-name="Preformatted_20_Text"><text:soft-page-break/><text:tab/><text:tab/><text:tab/> "VEGETABLE"=&gt;array("pomme","banane"),</text:p>
      <text:p text:style-name="Preformatted_20_Text"><text:tab/><text:tab/><text:tab/> "DESCR"=&gt;array("pommier", "bananier"));</text:p>
      <text:p text:style-name="Preformatted_20_Text"><text:s text:c="4"/>$repeatColor[]=array("COLOR"=&gt;"rouge",</text:p>
      <text:p text:style-name="Preformatted_20_Text"><text:tab/><text:tab/><text:tab/> "VEGETABLE"=&gt;array("cerise","fraise"),</text:p>
      <text:p text:style-name="Preformatted_20_Text"><text:tab/><text:tab/><text:tab/> "DESCR"=&gt;array("Cerisier","Fraisier"));</text:p>
      <text:p text:style-name="Preformatted_20_Text"><text:s text:c="4"/>$repeatColor[]=array("COLOR"=&gt;"vert",</text:p>
      <text:p text:style-name="Preformatted_20_Text"><text:tab/><text:tab/><text:tab/> "VEGETABLE"=&gt;array("concombre","cornichon","poivron"),</text:p>
      <text:p text:style-name="Preformatted_20_Text"><text:tab/><text:tab/><text:tab/> "DESCR"=&gt;array("Plante potagère", "Condiment","Capsicum annuum"));</text:p>
      <text:p text:style-name="Preformatted_20_Text"><text:s text:c="2"/></text:p>
      <text:p text:style-name="Preformatted_20_Text"><text:s text:c="4"/>$this-&gt;lay-&gt;setRepeatable($repeatColor);</text:p>
      <text:p text:style-name="Preformatted_20_Text"><text:s text:c="2"/></text:p>
      <text:p text:style-name="Preformatted_20_Text">}</text:p>
      <text:p text:style-name="P5"/>
      <text:p text:style-name="P5">Avec le template odt suivant (testfruit.odt): </text:p>
      <text:p text:style-name="P5"><draw:frame draw:style-name="fr5" draw:name="images7" text:anchor-type="as-char" svg:width="17cm" svg:height="5.373cm" draw:z-index="0"><draw:image xlink:href="Pictures/10000000000002A5000000D63FD3D1D2.png" xlink:type="simple" xlink:show="embed" xlink:actuate="onLoad"/></draw:frame></text:p>
      <text:p text:style-name="P5"/>
      <text:p text:style-name="P5">Nous obtenons :</text:p>
      <text:p text:style-name="P5"/>
      <text:p text:style-name="P5"><draw:frame draw:style-name="fr6" draw:name="images8" text:anchor-type="as-char" svg:width="17cm" svg:height="9.467cm" draw:z-index="0"><draw:image xlink:href="Pictures/10000000000002AE0000017E06FD4DA3.png" xlink:type="simple" xlink:show="embed" xlink:actuate="onLoad"/></draw:frame></text:p>
      <text:p text:style-name="Text_20_body">Autre exemple à trois niveaux avec des sections.</text:p>
      <text:p text:style-name="Preformatted_20_Text">function testfruit($target) {</text:p>
      <text:p text:style-name="Preformatted_20_Text"><text:s text:c="4"/>$this-&gt;lay-&gt;set("TODAY",$this-&gt;getTimeDate());</text:p>
      <text:p text:style-name="Preformatted_20_Text"><text:soft-page-break/><text:s text:c="4"/>$repeatColor[]=array("COLOR"=&gt;"jaune",</text:p>
      <text:p text:style-name="Preformatted_20_Text"><text:tab/><text:tab/><text:tab/> "VEGETABLE"=&gt;array("pomme","banane"),</text:p>
      <text:p text:style-name="Preformatted_20_Text"><text:tab/><text:tab/><text:tab/> "VARIETY"=&gt;array(array("granny", "fuji","golden"),</text:p>
      <text:p text:style-name="Preformatted_20_Text"><text:tab/><text:tab/><text:tab/><text:tab/><text:tab/>array("plantain")));</text:p>
      <text:p text:style-name="Preformatted_20_Text"><text:s text:c="4"/>$repeatColor[]=array("COLOR"=&gt;"rouge",</text:p>
      <text:p text:style-name="Preformatted_20_Text"><text:tab/><text:tab/><text:tab/> "VEGETABLE"=&gt;array("cerise","fraise"),</text:p>
      <text:p text:style-name="Preformatted_20_Text"><text:tab/><text:tab/><text:tab/> "VARIETY"=&gt;array(array("bigarreau","griotte"),</text:p>
      <text:p text:style-name="Preformatted_20_Text"><text:tab/><text:tab/><text:tab/><text:tab/><text:tab/>array("mara des bois","agate","anabelle")));</text:p>
      <text:p text:style-name="Preformatted_20_Text"><text:s text:c="4"/>$repeatColor[]=array("COLOR"=&gt;"vert",</text:p>
      <text:p text:style-name="Preformatted_20_Text"><text:tab/><text:tab/><text:tab/> "VEGETABLE"=&gt;array("concombre","cornichon","poivron"),</text:p>
      <text:p text:style-name="Preformatted_20_Text"><text:tab/><text:tab/><text:tab/> "VARIETY"=&gt;array(array("gynial","Cucumis sativus"),</text:p>
      <text:p text:style-name="Preformatted_20_Text"><text:tab/><text:tab/><text:tab/><text:tab/><text:tab/>array("vert de paris"),</text:p>
      <text:p text:style-name="Preformatted_20_Text"><text:tab/><text:tab/><text:tab/><text:tab/><text:tab/>array("doux sonar","jericho")));</text:p>
      <text:p text:style-name="Preformatted_20_Text"><text:tab/><text:tab/></text:p>
      <text:p text:style-name="Preformatted_20_Text"><text:s text:c="2"/></text:p>
      <text:p text:style-name="Preformatted_20_Text"><text:s text:c="4"/>$this-&gt;lay-&gt;setRepeatable($repeatColor);</text:p>
      <text:p text:style-name="Preformatted_20_Text"><text:s text:c="2"/></text:p>
      <text:p text:style-name="Preformatted_20_Text">}</text:p>
      <text:p text:style-name="Text_20_body"/>
      <text:p text:style-name="Text_20_body">Ici il faut bien imbriquer les sections pour être conforme à la structure du répétable défini dans le code : </text:p>
      <text:list xml:id="list487001930" text:style-name="L2">
        <text:list-item>
          <text:p text:style-name="P11">niveau 1 : COLOR</text:p>
        </text:list-item>
        <text:list-item>
          <text:p text:style-name="P11">niveau 2 : VEGETABLE</text:p>
        </text:list-item>
        <text:list-item>
          <text:p text:style-name="P11">niveau 3 : VARIETY</text:p>
        </text:list-item>
      </text:list>
      <text:p text:style-name="Text_20_body"/>
      <text:p text:style-name="Text_20_body"><draw:frame draw:style-name="fr5" draw:name="images9" text:anchor-type="as-char" svg:width="17cm" svg:height="10.679cm" draw:z-index="0"><draw:image xlink:href="Pictures/100000000000027000000188FC1DDC57.png" xlink:type="simple" xlink:show="embed" xlink:actuate="onLoad"/></draw:frame></text:p>
      <text:p text:style-name="Text_20_body">Et voici le résultat obtenu :</text:p>
      <text:p text:style-name="Text_20_body"><text:soft-page-break/><draw:frame draw:style-name="fr5" draw:name="images10" text:anchor-type="as-char" svg:width="17cm" svg:height="10.13cm" draw:z-index="0"><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3"><draw:image xlink:href="Pictures/10000000000000CF0000017ACA9C32AE.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0"><draw:image xlink:href="Pictures/1000000000000292000001BD834338CB.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text:soft-page-break/>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soft-page-break/>}</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1486150698" text:style-name="L3">
        <text:list-item>
          <text:p text:style-name="P12">Les répétables ne sont pas gérés dans les entêtes et pied de pages</text:p>
        </text:list-item>
        <text:list-item>
          <text:p text:style-name="P12">Les répétables ne sont pas gérés dans les propriétés du document</text:p>
        </text:list-item>
        <text:list-item>
          <text:p text:style-name="P12">les sections « tpl » ne sont pas gérés dans les entêtes et pied de pages</text:p>
        </text:list-item>
        <text:list-item>
          <text:p text:style-name="P12">Les mots-clefs BLOCK/ENDBLOCK ne sont pas gérés</text:p>
        </text:list-item>
        <text:list-item>
          <text:p text:style-name="P12">Les zones (ZONE) ne sont pas gérés</text:p>
        </text:list-item>
        <text:list-item>
          <text:p text:style-name="P12">Les attributs de type fichier, couleur ne sont pas gérés</text:p>
        </text:list-item>
        <text:list-item>
          <text:p text:style-name="P12">Les liens (hyperliens) vers les relations de document ne sont gérés. Seul le titre du document est affiché.</text:p>
        </text:list-item>
        <text:list-item>
          <text:p text:style-name="P12">Les listes ne peuvent pas avoir plusieurs niveaux d'imbrication.</text:p>
        </text:list-item>
      </text:list>
      <text:p text:style-name="Text_20_body">Pour les attributs de type Htmltext :</text:p>
      <text:list xml:id="list898192651" text:continue-numbering="true" text:style-name="L3">
        <text:list-item>
          <text:p text:style-name="P12">Les couleurs, taille de police, police des attributs htmltext ne sont pas pris en compte</text:p>
        </text:list-item>
        <text:list-item>
          <text:p text:style-name="P12"><text:soft-page-break/>les images html ne sont pas prises en compte</text:p>
        </text:list-item>
      </text:list>
      <text:list xml:id="list855694234" text:style-name="L4">
        <text:list-item>
          <text:p text:style-name="P13">Pour la mise en forme, seuls les mises en gras, souligné et en italique sont supportés. Seuls les niveaux de titre de niveau 1 à 4 sont pris en compte.</text:p>
        </text:list-item>
        <text:list-item>
          <text:p text:style-name="P13">Si la clef est dans un paragraphe seul ou une cellule de tableau, sans texte autour, la mise en forme du paragraphe est ignoré mais il sera possible d'avoir un tableau ou des puces HTML.</text:p>
        </text:list-item>
        <text:list-item>
          <text:p text:style-name="P13">Si la clef est contiguë à du texte, le style de paragraphe est conservé mais les tables et les puces HTML seront vus comme du texte.</text:p>
        </text:list-item>
        <text:list-item>
          <text:p text:style-name="P13">Si la clef est mise dans une puce, les tableaux seront affichés comme du texte brut.</text:p>
        </text:list-item>
        <text:list-item>
          <text:p text:style-name="P13">Les clefs htmltext ne peuvent pas être insérées dans les entêtes et pied de pages. Il ne peuvent être utilisés non plus dans les propriétés du document.</text:p>
        </text:list-item>
        <text:list-item>
          <text:p text:style-name="P13">Les imbrications de paragraphes (exemple :&lt;p&gt;Texte&lt;p&gt;Texte&lt;/p&gt;&lt;/p&gt;) faites avec des balises div, p ou span (ou toutes autres balises de texte) ne sont pas supportées.</text:p>
        </text:list-item>
        <text:list-item>
          <text:p text:style-name="P13">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0"><draw:image xlink:href="Pictures/100000000000028200000145AB81E60D.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0"><draw:image xlink:href="Pictures/100000000000029A000001BDC12F093F.png" xlink:type="simple" xlink:show="embed" xlink:actuate="onLoad"/></draw:frame></text:p>
          </table:table-cell>
        </table:table-row>
      </table:table>
      <text:list xml:id="list1734290999" text:continue-numbering="true" text:style-name="L4">
        <text:list-item>
          <text:p text:style-name="P13">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text:soft-page-break/>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0"><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0"><draw:image xlink:href="Pictures/100000000000028F00000144AE5D85C5.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0"><draw:image xlink:href="Pictures/10000000000002920000021B6B5E5A64.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0"><draw:image xlink:href="Pictures/100000000000031600000175B2BB03FE.png" xlink:type="simple" xlink:show="embed" xlink:actuate="onLoad"/></draw:frame></text:p>
      <text:p text:style-name="Text_20_body">On remarque bien la section du tableau qui a été cloné (_tpl_enfants) et <text:soft-page-break/>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458218084" text:style-name="L5">
        <text:list-item>
          <text:p text:style-name="P14">tst_templated : file </text:p>
        </text:list-item>
        <text:list-item>
          <text:p text:style-name="P14">tst_date : date</text:p>
        </text:list-item>
        <text:list-item>
          <text:p text:style-name="P14">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0"><draw:image xlink:href="Pictures/100002000000000F0000000FCD42C7DA.gif" xlink:type="simple" xlink:show="embed" xlink:actuate="onLoad"/></draw:frame><text:span text:style-name="Strong_20_Emphasis">( version &gt; 2.9.5) </text:span><draw:frame draw:style-name="fr1" draw:name="37" text:anchor-type="as-char" svg:width="0.397cm" svg:height="0.397cm" draw:z-index="0"><draw:image xlink:href="Pictures/100002000000000F0000000FCD42C7DA.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0"><draw:image xlink:href="Pictures/1000020100000140000000A84AFB5E5A.png" xlink:type="simple" xlink:show="embed" xlink:actuate="onLoad"/></draw:frame> <text:soft-page-break/><draw:frame draw:style-name="fr1" draw:name="39" text:anchor-type="as-char" svg:width="10.583cm" svg:height="14.817cm" draw:z-index="0"><draw:image xlink:href="Pictures/10000201000002390000031C8C696F2B.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0"><draw:image xlink:href="Pictures/10000000000001FB000001A35C8C27E7.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0"><draw:image xlink:href="Pictures/10000000000001DE0000006B40B394E0.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0"><draw:image xlink:href="Pictures/10000000000001DA00000105CB795510.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0"><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ext:soft-page-break/>
        <table:table-row>
          <table:table-cell table:style-name="Tableau20.A1" office:value-type="string">
            <text:p text:style-name="P1"><draw:frame draw:style-name="fr1" draw:name="44" text:anchor-type="as-char" svg:width="9.843cm" svg:height="6.112cm" draw:z-index="0"><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0"><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0"><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0"><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0"><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0"><draw:image xlink:href="Pictures/1000000000000432000002AC5D53E642.png" xlink:type="simple" xlink:show="embed" xlink:actuate="onLoad"/></draw:frame></text:p>
      <text:h text:style-name="P15" text:outline-level="4">Taille de la fenêtre modale</text:h>
      <text:p text:style-name="P6">La fenêtre qui est ouverte lorsqu'on clique sur le bouton espèce peut être précisée au moyen des options <text:span text:style-name="T2">mheight</text:span><text:span text:style-name="T3"> et </text:span><text:span text:style-name="T2">mwidth.</text:span></text:p>
      <text:p text:style-name="P7"/>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0"><draw:image xlink:href="Pictures/100002000000000F0000000FCD42C7DA.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0"><draw:image xlink:href="Pictures/100002000000000F0000000FCD42C7DA.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9">une section <text:span text:style-name="Strong_20_Emphasis">&lt;table-head&gt;…&lt;/table-head&gt;</text:span> utilisée pour la ligne de titre</text:p>
        </text:list-item>
        <text:list-item>
          <text:p text:style-name="P9">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0"><draw:image xlink:href="Pictures/100002000000000F0000000FCD42C7DA.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9">les paramètres globaux (exemple [COLOR_B6]), </text:p>
        </text:list-item>
        <text:list-item>
          <text:p text:style-name="P9">les libellés des attributs - commençant par <text:span text:style-name="Source_20_Text">L_</text:span> (exemple [L_CV_MSK]), </text:p>
        </text:list-item>
        <text:list-item>
          <text:p text:style-name="P9">les valeurs formatés HTML commençant par 'V_ (exemple [V_CV_KVIEW])</text:p>
        </text:list-item>
        <text:list-item>
          <text:p text:style-name="P9">les valeurs brutes (exemple [CV_KVIEW])</text:p>
        </text:list-item>
        <text:list-item>
          <text:p text:style-name="P9">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text:soft-pag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0"><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0"><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0"><draw:image xlink:href="Pictures/1000020100000306000001D7899D1721.png" xlink:type="simple" xlink:show="embed" xlink:actuate="onLoad"/></draw:frame></text:p>
      <text:p text:style-name="Text_20_body">Après : <text:line-break/> <draw:frame draw:style-name="fr1" draw:name="55" text:anchor-type="as-char" svg:width="25.03cm" style:rel-width="100%" svg:height="15.002cm" style:rel-height="scale" draw:z-index="0"><draw:image xlink:href="Pictures/10000201000003B200000237D07EFC73.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0"><draw:image xlink:href="Pictures/100002000000000F0000000FCD42C7DA.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0"><draw:image xlink:href="Pictures/10000000000001CA0000010CD9210E73.png" xlink:type="simple" xlink:show="embed" xlink:actuate="onLoad"/></draw:frame></text:p>
      <text:p text:style-name="Text_20_body">Avec les zones d'attributs :</text:p>
      <text:p text:style-name="Text_20_body"><draw:frame draw:style-name="fr1" draw:name="58" text:anchor-type="as-char" svg:width="12.091cm" svg:height="8.837cm" draw:z-index="0"><draw:image xlink:href="Pictures/10000000000001C90000014E294D2CA8.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0"><draw:image xlink:href="Pictures/100002000000000F0000000FCD42C7DA.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0"><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0"><draw:image xlink:href="Pictures/100000000000028D000001A3D2F21BC7.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1-12-16T16:02:25</dc:date>
    <meta:editing-duration>PT15H11M39S</meta:editing-duration>
    <meta:editing-cycles>87</meta:editing-cycles>
    <meta:generator>OpenOffice.org/3.3$Unix OpenOffice.org_project/330m20$Build-9567</meta:generator>
    <dc:creator>Jérôme Augé</dc:creator>
    <meta:document-statistic meta:table-count="17" meta:image-count="69" meta:object-count="0" meta:page-count="51" meta:paragraph-count="732" meta:word-count="8943" meta:character-count="68323"/>
  </office:meta>
</office:document-meta>
</file>